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Maximum design area (mm)</text:p>
          </table:table-cell>
          <table:table-cell office:value-type="string">
            <text:p>2 x 2</text:p>
          </table:table-cell>
          <table:table-cell table:number-columns-repeated="4"/>
        </table:table-row>
        <table:table-row table:style-name="ro2">
          <table:table-cell office:value-type="string">
            <text:p>Min dimesnions of proof mass (microm)</text:p>
          </table:table-cell>
          <table:table-cell office:value-type="string">
            <text:p>500 x 500</text:p>
          </table:table-cell>
          <table:table-cell table:number-columns-repeated="4"/>
        </table:table-row>
        <table:table-row table:style-name="ro2">
          <table:table-cell office:value-type="string">
            <text:p>Min beam width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Thicknes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ax flexure length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2">
          <table:table-cell office:value-type="string">
            <text:p>Min electrode gap</text:p>
          </table:table-cell>
          <table:table-cell office:value-type="string">
            <text:p>0.5</text:p>
          </table:table-cell>
          <table:table-cell table:number-columns-repeated="4"/>
        </table:table-row>
        <table:table-row table:style-name="ro2">
          <table:table-cell office:value-type="string">
            <text:p>Vertical gap between structure and substrat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Young's modulus</text:p>
          </table:table-cell>
          <table:table-cell office:value-type="string">
            <text:p>Thickness</text:p>
          </table:table-cell>
          <table:table-cell office:value-type="string">
            <text:p>width of beam</text:p>
          </table:table-cell>
          <table:table-cell office:value-type="string">
            <text:p>Length of beam</text:p>
          </table:table-cell>
          <table:table-cell office:value-type="string">
            <text:p>Spring constant</text:p>
          </table:table-cell>
          <table:table-cell office:value-type="string">
            <text:p>Resonant freq drive</text:p>
          </table:table-cell>
        </table:table-row>
        <table:table-row table:style-name="ro1">
          <table:table-cell table:style-name="ce1" table:formula="of:=130*10^9" office:value-type="float" office:value="130000000000">
            <text:p>1,30E+11</text:p>
          </table:table-cell>
          <table:table-cell table:style-name="ce2" office:value-type="float" office:value="0.000006">
            <text:p>6,00E-006</text:p>
          </table:table-cell>
          <table:table-cell table:style-name="ce2" table:formula="of:=5*10^(-6)" office:value-type="float" office:value="0.000005">
            <text:p>5,00E-006</text:p>
          </table:table-cell>
          <table:table-cell table:style-name="ce2" table:formula="of:=130*10^(-6)" office:value-type="float" office:value="0.00013">
            <text:p>1,30E-004</text:p>
          </table:table-cell>
          <table:table-cell table:formula="of:=([.A12]*[.B12]*[.C12]^3)/[.D12]^3" office:value-type="float" office:value="44.3786982248521">
            <text:p>44,38</text:p>
          </table:table-cell>
          <table:table-cell table:formula="of:=2*PI()*10*10^3" office:value-type="float" office:value="62831.8530717959">
            <text:p>62831,85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Mass of device</text:p>
          </table:table-cell>
          <table:table-cell office:value-type="string">
            <text:p>Density</text:p>
          </table:table-cell>
          <table:table-cell office:value-type="string">
            <text:p>Volume</text:p>
          </table:table-cell>
          <table:table-cell office:value-type="string">
            <text:p>Drive length</text:p>
          </table:table-cell>
          <table:table-cell office:value-type="string">
            <text:p>Sense length</text:p>
          </table:table-cell>
          <table:table-cell/>
        </table:table-row>
        <table:table-row table:style-name="ro1">
          <table:table-cell table:style-name="ce2" table:formula="of:=[.E12]/([.F12])^2" office:value-type="float" office:value="0.0000000112412555816203">
            <text:p>1,12E-008</text:p>
          </table:table-cell>
          <table:table-cell office:value-type="float" office:value="2400">
            <text:p>2400</text:p>
          </table:table-cell>
          <table:table-cell table:style-name="ce2" table:formula="of:=[.A15]/[.B15]" office:value-type="float" office:value="0.0000000000046838564923418">
            <text:p>4,68E-012</text:p>
          </table:table-cell>
          <table:table-cell table:style-name="ce2" table:formula="of:=510*10^(-6)" office:value-type="float" office:value="0.00051">
            <text:p>5,10E-004</text:p>
          </table:table-cell>
          <table:table-cell table:style-name="ce2" table:formula="of:=[.C15]/([.D15]*[.B12])" office:value-type="float" office:value="0.00153067205632085">
            <text:p>1,53E-003</text:p>
          </table:table-cell>
          <table:table-cell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n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.03.2013</text:date>, <text:time>18:03:5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 Teigland</meta:initial-creator>
    <meta:creation-date>2013-03-19T15:27:46.68</meta:creation-date>
    <dc:date>2013-03-19T18:03:57.03</dc:date>
    <dc:creator>Anders Teigland</dc:creator>
    <meta:editing-duration>PT01H05M26S</meta:editing-duration>
    <meta:editing-cycles>2</meta:editing-cycles>
    <meta:generator>OpenOffice.org/3.2$Win32 OpenOffice.org_project/320m12$Build-9483</meta:generator>
    <meta:document-statistic meta:table-count="3" meta:cell-count="36" meta:object-count="0"/>
  </office:meta>
</office:document-meta>
</file>